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ce1"/>
        <table:table-column table:style-name="co2" table:number-columns-repeated="1017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/>
          <table:table-cell office:value-type="string">
            <text:p>Game</text:p>
          </table:table-cell>
          <table:table-cell office:value-type="string">
            <text:p>Single Player</text:p>
          </table:table-cell>
          <table:table-cell office:value-type="string">
            <text:p>Multiple Players</text:p>
          </table:table-cell>
          <table:table-cell office:value-type="string">
            <text:p>Single Team</text:p>
          </table:table-cell>
          <table:table-cell office:value-type="string">
            <text:p>Multiple Teams</text:p>
          </table:table-cell>
          <table:table-cell table:number-columns-repeated="1017"/>
        </table:table-row>
        <table:table-row table:style-name="ro2">
          <table:table-cell office:value-type="string">
            <text:p>Game</text:p>
          </table:table-cell>
          <table:table-cell/>
          <table:table-cell office:value-type="string">
            <text:p>Single Player vs Game</text:p>
            <text:p>[single player]</text:p>
          </table:table-cell>
          <table:table-cell office:value-type="string">
            <text:p>mulitple players vs game</text:p>
            <text:p>[multiplayer]</text:p>
          </table:table-cell>
          <table:table-cell office:value-type="string">
            <text:p>cooperative play</text:p>
            <text:p>[single team]</text:p>
          </table:table-cell>
          <table:table-cell table:number-columns-repeated="1018"/>
        </table:table-row>
        <table:table-row table:style-name="ro2">
          <table:table-cell office:value-type="string">
            <text:p>Single Player</text:p>
          </table:table-cell>
          <table:table-cell/>
          <table:table-cell office:value-type="string">
            <text:p>Player vs Player</text:p>
            <text:p>[two player]</text:p>
          </table:table-cell>
          <table:table-cell office:value-type="string">
            <text:p>unilateral competition</text:p>
          </table:table-cell>
          <table:table-cell table:number-columns-repeated="1019"/>
        </table:table-row>
        <table:table-row table:style-name="ro2">
          <table:table-cell office:value-type="string">
            <text:p>Multiple Players</text:p>
          </table:table-cell>
          <table:table-cell table:number-columns-repeated="2"/>
          <table:table-cell office:value-type="string">
            <text:p>multilateral competition</text:p>
            <text:p>[multiplayer]</text:p>
          </table:table-cell>
          <table:table-cell table:number-columns-repeated="1019"/>
        </table:table-row>
        <table:table-row table:style-name="ro2">
          <table:table-cell office:value-type="string">
            <text:p>Single Team</text:p>
          </table:table-cell>
          <table:table-cell table:number-columns-repeated="3"/>
          <table:table-cell office:value-type="string">
            <text:p>team competition</text:p>
            <text:p>[two teams]</text:p>
          </table:table-cell>
          <table:table-cell table:number-columns-repeated="1018"/>
        </table:table-row>
        <table:table-row table:style-name="ro2">
          <table:table-cell office:value-type="string">
            <text:p>Multiple Teams</text:p>
          </table:table-cell>
          <table:table-cell table:number-columns-repeated="4"/>
          <table:table-cell office:value-type="string">
            <text:p>team competition</text:p>
            <text:p>[multiteam]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3.05.2014</text:date>, <text:time>14:19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4-05-03T14:00:33.16</meta:creation-date>
    <dc:date>2014-05-03T14:19:40.87</dc:date>
    <dc:creator>Jirka Dell'Oro-Friedl</dc:creator>
    <meta:editing-duration>PT3M57S</meta:editing-duration>
    <meta:editing-cycles>2</meta:editing-cycles>
    <meta:generator>OpenOffice.org/3.3$Win32 OpenOffice.org_project/330m20$Build-9567</meta:generator>
    <meta:document-statistic meta:table-count="3" meta:cell-count="18" meta:object-count="0"/>
  </office:meta>
</office:document-meta>
</file>